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274cm" svg:y="10.581cm">
            <draw:object draw:notify-on-update-of-ranges="'Eigener Code'.A9:'Eigener Code'.A9 'Eigener Code'.B9:'Eigener Code'.F9 'Eigener Code'.A10:'Eigener Code'.A10 'Eigener Code'.B10:'Eigener Code'.F10 'Eigener Code'.A11:'Eigener Code'.A11 'Eigener Code'.B11:'Eigener Code'.F11 'Eigener Code'.A12:'Eigener Code'.A12 'Eigener Code'.B12:'Eigener Code'.F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85cm" svg:height="8.999cm" svg:x="17.313cm" svg:y="0.662cm">
            <draw:object draw:notify-on-update-of-ranges="'Eigener Code'.A1:'Eigener Code'.A1 'Eigener Code'.B1:'Eigener Code'.H1 'Eigener Code'.A2:'Eigener Code'.A2 'Eigener Code'.B2:'Eigener Code'.H2 'Eigener Code'.A3:'Eigener Code'.A3 'Eigener Code'.B3:'Eigener Code'.H3 'Eigener Code'.A4:'Eigener Code'.A4 'Eigener Code'.B4:'Eigener Code'.H4 'Eigener Code'.A5:'Eigener Code'.A5 'Eigener Code'.B5:'Eigener Code'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85cm" svg:height="8.999cm" svg:x="0.611cm" svg:y="7.067cm">
            <draw:object draw:notify-on-update-of-ranges="'Eigener Code'.A6:'Eigener Code'.A6 'Eigener Code'.B6:'Eigener Code'.H6 'Eigener Code'.A7:'Eigener Code'.A7 'Eigener Code'.B7:'Eigener Code'.H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 table:style-name="ce3" office:value-type="string" calcext:value-type="string">
            <text:p>Sprint 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72" calcext:value-type="float">
            <text:p>572</text:p>
          </table:table-cell>
          <table:table-cell office:value-type="float" office:value="1310" calcext:value-type="float">
            <text:p>13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44" calcext:value-type="float">
            <text:p>444</text:p>
          </table:table-cell>
          <table:table-cell office:value-type="float" office:value="1034" calcext:value-type="float">
            <text:p>10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72727272727273" calcext:value-type="float">
            <text:p/>
          </table:table-cell>
          <table:table-cell table:style-name="ce1" table:formula="of:=[.C2]/([.C4]+[.C5])" office:value-type="float" office:value="8.625" calcext:value-type="float">
            <text:p/>
          </table:table-cell>
          <table:table-cell table:style-name="ce1" table:formula="of:=[.D2]/([.D4]+[.D5])" office:value-type="float" office:value="10" calcext:value-type="float">
            <text:p/>
          </table:table-cell>
          <table:table-cell table:style-name="ce1" table:formula="of:=[.E2]/([.E4]+[.E5])" office:value-type="float" office:value="15.3428571428571" calcext:value-type="float">
            <text:p/>
          </table:table-cell>
          <table:table-cell table:style-name="ce1" table:formula="of:=[.F2]/([.F4]+[.F5])" office:value-type="float" office:value="15.8888888888889" calcext:value-type="float">
            <text:p/>
          </table:table-cell>
          <table:table-cell table:style-name="ce1" table:formula="of:=[.G2]/([.G4]+[.G5])" office:value-type="float" office:value="18.4507042253521" calcext:value-type="float">
            <text:p/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81818181818182" calcext:value-type="float">
            <text:p/>
          </table:table-cell>
          <table:table-cell table:style-name="ce1" table:formula="of:=[.C3]/([.C4]+[.C5])" office:value-type="float" office:value="6.375" calcext:value-type="float">
            <text:p/>
          </table:table-cell>
          <table:table-cell table:style-name="ce1" table:formula="of:=[.D3]/([.D4]+[.D5])" office:value-type="float" office:value="7.77142857142857" calcext:value-type="float">
            <text:p/>
          </table:table-cell>
          <table:table-cell table:style-name="ce1" table:formula="of:=[.E3]/([.E4]+[.E5])" office:value-type="float" office:value="12.0857142857143" calcext:value-type="float">
            <text:p/>
          </table:table-cell>
          <table:table-cell table:style-name="ce1" table:formula="of:=[.F3]/([.F4]+[.F5])" office:value-type="float" office:value="12.3333333333333" calcext:value-type="float">
            <text:p/>
          </table:table-cell>
          <table:table-cell table:style-name="ce1" table:formula="of:=[.G3]/([.G4]+[.G5])" office:value-type="float" office:value="14.5633802816901" calcext:value-type="float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A14]" office:value-type="float" office:value="2.35294117647059" calcext:value-type="float">
            <text:p/>
          </table:table-cell>
          <table:table-cell table:style-name="ce1" table:formula="of:=[.C9]/[.C2]*[.A14]" office:value-type="float" office:value="4.34782608695652" calcext:value-type="float">
            <text:p/>
          </table:table-cell>
          <table:table-cell table:style-name="ce1" table:formula="of:=[.D9]/[.D2]*[.A14]" office:value-type="float" office:value="2.85714285714286" calcext:value-type="float">
            <text:p/>
          </table:table-cell>
          <table:table-cell table:style-name="ce1" table:formula="of:=[.E9]/[.E2]*[.A14]" office:value-type="float" office:value="2.04841713221601" calcext:value-type="float">
            <text:p/>
          </table:table-cell>
          <table:table-cell table:style-name="ce1" table:formula="of:=[.F9]/[.F2]*[.A14]" office:value-type="float" office:value="2.62237762237762" calcext:value-type="float">
            <text:p/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A14]" office:value-type="float" office:value="1.17647058823529" calcext:value-type="float">
            <text:p/>
          </table:table-cell>
          <table:table-cell table:style-name="ce1" table:formula="of:=[.C11]/[.C2]*[.A14]" office:value-type="float" office:value="1.44927536231884" calcext:value-type="float">
            <text:p/>
          </table:table-cell>
          <table:table-cell table:style-name="ce1" table:formula="of:=[.D11]/[.D2]*[.A14]" office:value-type="float" office:value="0.857142857142857" calcext:value-type="float">
            <text:p/>
          </table:table-cell>
          <table:table-cell table:style-name="ce1" table:formula="of:=[.E11]/[.E2]*[.A14]" office:value-type="float" office:value="0.74487895716946" calcext:value-type="float">
            <text:p/>
          </table:table-cell>
          <table:table-cell table:style-name="ce1" table:formula="of:=[.F11]/[.F2]*[.A14]" office:value-type="float" office:value="0.874125874125874" calcext:value-type="float">
            <text:p/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09:48:06.4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1T09:59:17.165000000</dc:date>
    <meta:generator>LibreOffice/4.2.2.1$Windows_x86 LibreOffice_project/3be8cda0bddd8e430d8cda1ebfd581265cca5a0f</meta:generator>
    <meta:editing-duration>PT1H28M37S</meta:editing-duration>
    <meta:editing-cycles>45</meta:editing-cycles>
    <meta:document-statistic meta:table-count="2" meta:cell-count="87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673cm" svg:y="3.454cm" style:legend-expansion="high" chart:style-name="ch2"/>
        <chart:plot-area chart:style-name="ch3" table:cell-range-address="'Eigener Code'.A1:'Eigener Code'.H5" chart:data-source-has-labels="both" svg:x="0.769cm" svg:y="0.855cm" svg:width="9.266cm" svg:height="7.545cm">
          <chartooo:coordinate-region svg:x="1.761cm" svg:y="1.055cm" svg:width="7.677cm" svg:height="6.698cm"/>
          <chart:axis chart:dimension="x" chart:name="primary-x" chart:style-name="ch4" chartooo:axis-type="auto">
            <chartooo:date-scale/>
            <chart:categories table:cell-range-address="'Eigener Code'.B1:'Eigener Code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H2" chart:label-cell-address="'Eigener Code'.A2:'Eigener Code'.A2" chart:class="chart:line">
            <chart:data-point chart:repeated="7"/>
          </chart:series>
          <chart:series chart:style-name="ch7" chart:values-cell-range-address="'Eigener Code'.B3:'Eigener Code'.H3" chart:label-cell-address="'Eigener Code'.A3:'Eigener Code'.A3" chart:class="chart:line">
            <chart:data-point chart:repeated="7"/>
          </chart:series>
          <chart:series chart:style-name="ch8" chart:values-cell-range-address="'Eigener Code'.B4:'Eigener Code'.H4" chart:label-cell-address="'Eigener Code'.A4:'Eigener Code'.A4" chart:class="chart:line">
            <chart:data-point chart:repeated="7"/>
          </chart:series>
          <chart:series chart:style-name="ch9" chart:values-cell-range-address="'Eigener Code'.B5:'Eigener Code'.H5" chart:label-cell-address="'Eigener Code'.A5:'Eigener Code'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H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85">
                <text:p>85</text:p>
                <draw:g>
                  <svg:desc>'Eigener Code'.B2:'Eigener Code'.H2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350">
                <text:p>350</text:p>
              </table:table-cell>
              <table:table-cell office:value-type="float" office:value="537">
                <text:p>537</text:p>
              </table:table-cell>
              <table:table-cell office:value-type="float" office:value="572">
                <text:p>572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64">
                <text:p>64</text:p>
                <draw:g>
                  <svg:desc>'Eigener Code'.B3:'Eigener Code'.H3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272">
                <text:p>272</text:p>
              </table:table-cell>
              <table:table-cell office:value-type="float" office:value="423">
                <text:p>423</text:p>
              </table:table-cell>
              <table:table-cell office:value-type="float" office:value="444">
                <text:p>44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1">
                <text:p>11</text:p>
                <draw:g>
                  <svg:desc>'Eigener Code'.B4:'Eigener Code'.H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F12" chart:data-source-has-labels="column" svg:x="0.769cm" svg:y="0.855cm" svg:width="8.764cm" svg:height="7.545cm">
          <chartooo:coordinate-region svg:x="1.39cm" svg:y="1.054cm" svg:width="8.0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F9" chart:label-cell-address="'Eigener Code'.A9:'Eigener Code'.A9" chart:class="chart:line">
            <chart:data-point chart:repeated="5"/>
          </chart:series>
          <chart:series chart:style-name="ch7" chart:values-cell-range-address="'Eigener Code'.B10:'Eigener Code'.F10" chart:label-cell-address="'Eigener Code'.A10:'Eigener Code'.A10" chart:class="chart:line">
            <chart:data-point chart:repeated="5"/>
          </chart:series>
          <chart:series chart:style-name="ch8" chart:values-cell-range-address="'Eigener Code'.B11:'Eigener Code'.F11" chart:label-cell-address="'Eigener Code'.A11:'Eigener Code'.A11" chart:class="chart:line">
            <chart:data-point chart:repeated="5"/>
          </chart:series>
          <chart:series chart:style-name="ch9" chart:values-cell-range-address="'Eigener Code'.B12:'Eigener Code'.F12" chart:label-cell-address="'Eigener Code'.A12:'Eigener Code'.A1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F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2.35294117647059">
                <text:p>2.35294117647059</text:p>
                <draw:g>
                  <svg:desc>'Eigener Code'.B10:'Eigener Code'.F10</svg:desc>
                </draw:g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04841713221601">
                <text:p>2.04841713221601</text:p>
              </table:table-cell>
              <table:table-cell office:value-type="float" office:value="2.62237762237762">
                <text:p>2.62237762237762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F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1.17647058823529">
                <text:p>1.17647058823529</text:p>
                <draw:g>
                  <svg:desc>'Eigener Code'.B12:'Eigener Code'.F12</svg:desc>
                </draw:g>
              </table:table-cell>
              <table:table-cell office:value-type="float" office:value="1.44927536231884">
                <text:p>1.4492753623188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4487895716946">
                <text:p>0.74487895716946</text:p>
              </table:table-cell>
              <table:table-cell office:value-type="float" office:value="0.874125874125874">
                <text:p>0.874125874125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382cm" svg:y="3.952cm" style:legend-expansion="high" chart:style-name="ch2"/>
        <chart:plot-area chart:style-name="ch3" table:cell-range-address="'Eigener Code'.A6:'Eigener Code'.H7" chart:data-source-has-labels="column" svg:x="0.769cm" svg:y="0.855cm" svg:width="8.975cm" svg:height="7.545cm">
          <chartooo:coordinate-region svg:x="1.39cm" svg:y="1.054cm" svg:width="8.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H6" chart:label-cell-address="'Eigener Code'.A6:'Eigener Code'.A6" chart:class="chart:line">
            <chart:data-point chart:repeated="7"/>
          </chart:series>
          <chart:series chart:style-name="ch7" chart:values-cell-range-address="'Eigener Code'.B7:'Eigener Code'.H7" chart:label-cell-address="'Eigener Code'.A7:'Eigener Code'.A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72727272727273">
                <text:p>7.72727272727273</text:p>
                <draw:g>
                  <svg:desc>'Eigener Code'.B6:'Eigener Code'.H6</svg:desc>
                </draw:g>
              </table:table-cell>
              <table:table-cell office:value-type="float" office:value="8.625">
                <text:p>8.625</text:p>
              </table:table-cell>
              <table:table-cell office:value-type="float" office:value="10">
                <text:p>10</text:p>
              </table:table-cell>
              <table:table-cell office:value-type="float" office:value="15.3428571428571">
                <text:p>15.3428571428571</text:p>
              </table:table-cell>
              <table:table-cell office:value-type="float" office:value="15.8888888888889">
                <text:p>15.8888888888889</text:p>
              </table:table-cell>
              <table:table-cell office:value-type="float" office:value="18.4507042253521">
                <text:p>18.4507042253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81818181818182">
                <text:p>5.81818181818182</text:p>
                <draw:g>
                  <svg:desc>'Eigener Code'.B7:'Eigener Code'.H7</svg:desc>
                </draw:g>
              </table:table-cell>
              <table:table-cell office:value-type="float" office:value="6.375">
                <text:p>6.375</text:p>
              </table:table-cell>
              <table:table-cell office:value-type="float" office:value="7.77142857142857">
                <text:p>7.77142857142857</text:p>
              </table:table-cell>
              <table:table-cell office:value-type="float" office:value="12.0857142857143">
                <text:p>12.0857142857143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4.5633802816901">
                <text:p>14.56338028169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